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style:writing-mode="page"/>
    </style:style>
    <style:style style:name="P1" style:family="paragraph" style:parent-style-name="Subtitle">
      <style:text-properties officeooo:rsid="000f1565" officeooo:paragraph-rsid="001bd5ad"/>
    </style:style>
    <style:style style:name="P2" style:family="paragraph" style:parent-style-name="Table_20_Contents">
      <style:paragraph-properties fo:text-align="start" style:justify-single-word="false"/>
      <style:text-properties officeooo:rsid="001c3608" officeooo:paragraph-rsid="001bd5ad"/>
    </style:style>
    <style:style style:name="P3" style:family="paragraph" style:parent-style-name="Text_20_body">
      <style:paragraph-properties fo:text-align="start" style:justify-single-word="false"/>
      <style:text-properties officeooo:rsid="001c3608" officeooo:paragraph-rsid="001bd5ad"/>
    </style:style>
    <style:style style:name="P4" style:family="paragraph" style:parent-style-name="Text_20_body">
      <style:paragraph-properties fo:text-align="center" style:justify-single-word="false"/>
      <style:text-properties officeooo:rsid="000f1565" officeooo:paragraph-rsid="001bd5ad"/>
    </style:style>
    <style:style style:name="P5" style:family="paragraph" style:parent-style-name="Text_20_body">
      <style:paragraph-properties fo:text-align="start" style:justify-single-word="false"/>
      <style:text-properties officeooo:rsid="000f1565" officeooo:paragraph-rsid="001bd5ad"/>
    </style:style>
    <style:style style:name="P6" style:family="paragraph" style:parent-style-name="Text_20_body">
      <style:text-properties officeooo:rsid="000f1565" officeooo:paragraph-rsid="001bd5ad"/>
    </style:style>
    <style:style style:name="P7" style:family="paragraph" style:parent-style-name="Text_20_body">
      <style:paragraph-properties fo:text-align="start" style:justify-single-word="false"/>
      <style:text-properties officeooo:paragraph-rsid="001bd5ad"/>
    </style:style>
    <style:style style:name="P8" style:family="paragraph" style:parent-style-name="Text_20_body">
      <style:paragraph-properties fo:text-align="center" style:justify-single-word="false"/>
      <style:text-properties officeooo:rsid="0018f162" officeooo:paragraph-rsid="001bd5ad"/>
    </style:style>
    <style:style style:name="P9" style:family="paragraph" style:parent-style-name="Text_20_body">
      <style:paragraph-properties fo:text-align="start" style:justify-single-word="false"/>
      <style:text-properties officeooo:rsid="001bd5ad" officeooo:paragraph-rsid="001bd5ad"/>
    </style:style>
    <style:style style:name="P10" style:family="paragraph" style:parent-style-name="Text_20_body">
      <style:paragraph-properties fo:text-align="start" style:justify-single-word="false"/>
      <style:text-properties officeooo:rsid="001d98db" officeooo:paragraph-rsid="001d98db"/>
    </style:style>
    <style:style style:name="P11" style:family="paragraph" style:parent-style-name="Text_20_body">
      <style:paragraph-properties fo:text-align="start" style:justify-single-word="false"/>
      <style:text-properties officeooo:rsid="00206902" officeooo:paragraph-rsid="00206902"/>
    </style:style>
    <style:style style:name="P12" style:family="paragraph" style:parent-style-name="Title">
      <style:text-properties officeooo:rsid="000f1565" officeooo:paragraph-rsid="001bd5ad"/>
    </style:style>
    <style:style style:name="T1" style:family="text">
      <style:text-properties officeooo:rsid="000f1565"/>
    </style:style>
    <style:style style:name="T2" style:family="text">
      <style:text-properties officeooo:rsid="00194334"/>
    </style:style>
    <style:style style:name="T3" style:family="text">
      <style:text-properties officeooo:rsid="001d2ffb"/>
    </style:style>
    <style:style style:name="T4" style:family="text">
      <style:text-properties officeooo:rsid="001eb062"/>
    </style:style>
    <style:style style:name="T5" style:family="text">
      <style:text-properties officeooo:rsid="0022430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Bishop’s University</text:p>
      <text:p text:style-name="P1">CS463 winter 2023</text:p>
      <text:p text:style-name="P1">Computer Vision-Image processing</text:p>
      <text:p text:style-name="P6"/>
      <text:p text:style-name="P6"/>
      <text:p text:style-name="P4">Instructor: Dr. Elmehdi Aitnouri</text:p>
      <text:p text:style-name="P4"/>
      <text:p text:style-name="P5">Assignment management</text:p>
      <text:p text:style-name="P5">Number: 2</text:p>
      <text:p text:style-name="P7"><text:span text:style-name="T1">Name: </text:span>Analysis of binary images</text:p>
      <text:p text:style-name="P7">Posting date: 2023-03-16</text:p>
      <text:p text:style-name="P7">Delivery date: 2023-03-30, midnigh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Team member</text:p>
      <table:table table:name="Table1" table:style-name="Table1">
        <table:table-column table:style-name="Table1.A" table:number-columns-repeated="3"/>
        <table:table-column table:style-name="Table1.D"/>
        <table:table-row>
          <table:table-cell table:style-name="Table1.A1" office:value-type="string">
            <text:p text:style-name="P2">Last name</text:p>
          </table:table-cell>
          <table:table-cell table:style-name="Table1.A1" office:value-type="string">
            <text:p text:style-name="P2">First name</text:p>
          </table:table-cell>
          <table:table-cell table:style-name="Table1.A1" office:value-type="string">
            <text:p text:style-name="P2">ID</text:p>
          </table:table-cell>
          <table:table-cell table:style-name="Table1.A1" office:value-type="string">
            <text:p text:style-name="P2">Email</text:p>
          </table:table-cell>
        </table:table-row>
        <table:table-row>
          <table:table-cell table:style-name="Table1.A1" office:value-type="string">
            <text:p text:style-name="P2">Sparnaay</text:p>
          </table:table-cell>
          <table:table-cell table:style-name="Table1.A1" office:value-type="string">
            <text:p text:style-name="P2">Jerome</text:p>
          </table:table-cell>
          <table:table-cell table:style-name="Table1.A1" office:value-type="string">
            <text:p text:style-name="P2">002320723</text:p>
          </table:table-cell>
          <table:table-cell table:style-name="Table1.A1" office:value-type="string">
            <text:p text:style-name="P8"><text:a xlink:type="simple" xlink:href="mailto:jsparnaay21@bishops.ca" text:style-name="Internet_20_link" text:visited-style-name="Visited_20_Internet_20_Link"><text:span text:style-name="T2">jsparnaay21@bishops.ca</text:span></text:a></text:p>
          </table:table-cell>
        </table:table-row>
      </table:table>
      <text:p text:style-name="P3"/>
      <text:p text:style-name="P9"><text:soft-page-break/>For this assignments, <text:span text:style-name="T3">first one needs to enter the number 3. Then, the program will prompt a random seed as an int. One could easily reprogram this bit of code to use the current time, but having the choice of entering gibberish or a select seed making results repeatable was worth the extra 2 seconds of fun between runs. </text:span></text:p>
      <text:p text:style-name="P10">This assignment needed an overhaul in the type of files that could be used, .ppm color images. This required new code to accept this change, which means that the previous algorithms don’t have access to color images. <text:span text:style-name="T4">A</text:span>lthough <text:span text:style-name="T4">small changes</text:span> could be implemented quite easily in my opinion, as the library written for assignment 1 was repurposed to separate the image into 3 image, one for each of the rgb. A few simple tweaks to previous UI could allow the user to chose on which color to apply the algorithm or simply average each pixel to one to return a gray scale image. <text:span text:style-name="T4">That said, I’d advise against doing such thing as the underlying method of memory management has changed between both implementation, with the experience gathered across these assignments. </text:span></text:p>
      <text:p text:style-name="P11">All that aside, the third prompt is simply what type of file. This important since there is no checks in place to verify what type of file this is. Although not tested, a switch would probably end in a usual s<text:span text:style-name="T5">e</text:span>g<text:span text:style-name="T5">mentation</text:span> fault as the size of the image could be different from the actual array size and the program <text:span text:style-name="T5">would</text:span> try to access an address further that allocated <text:span text:style-name="T5">at one point</text:span>, making the operating system unhappy. <text:span text:style-name="T5">This or a partially broken image. </text:span></text:p>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4T23:43:44.534636265</meta:creation-date>
    <dc:date>2023-04-15T00:56:09.530324029</dc:date>
    <meta:editing-duration>PT6M23S</meta:editing-duration>
    <meta:editing-cycles>2</meta:editing-cycles>
    <meta:generator>LibreOffice/7.3.7.2$Linux_X86_64 LibreOffice_project/30$Build-2</meta:generator>
    <meta:document-statistic meta:table-count="1" meta:image-count="0" meta:object-count="0" meta:page-count="2" meta:paragraph-count="21" meta:word-count="311" meta:character-count="1841" meta:non-whitespace-character-count="1548"/>
  </office:meta>
</office:document-meta>
</file>